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91in"/>
    </style:style>
    <style:style style:name="co2" style:family="table-column">
      <style:table-column-properties fo:break-before="auto" style:column-width="1.5701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146in" fo:break-before="auto" style:use-optimal-row-height="true"/>
    </style:style>
    <style:style style:name="ro2" style:family="table-row">
      <style:table-row-properties style:row-height="0.611in" fo:break-before="auto" style:use-optimal-row-height="true"/>
    </style:style>
    <style:style style:name="ro3" style:family="table-row">
      <style:table-row-properties style:row-height="0.7591in" fo:break-before="auto" style:use-optimal-row-height="true"/>
    </style:style>
    <style:style style:name="ro4" style:family="table-row">
      <style:table-row-properties style:row-height="0.4626in" fo:break-before="auto" style:use-optimal-row-height="true"/>
    </style:style>
    <style:style style:name="ro5" style:family="table-row">
      <style:table-row-properties style:row-height="0.9071in" fo:break-before="auto" style:use-optimal-row-height="true"/>
    </style:style>
    <style:style style:name="ro6" style:family="table-row">
      <style:table-row-properties style:row-height="1.0555in" fo:break-before="auto" style:use-optimal-row-height="true"/>
    </style:style>
    <style:style style:name="ro7" style:family="table-row">
      <style:table-row-properties style:row-height="1.2035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Название сущности</text:p>
          </table:table-cell>
          <table:table-cell table:style-name="ce1" office:value-type="string">
            <text:p>Мнемоника</text:p>
          </table:table-cell>
          <table:table-cell table:style-name="ce1" office:value-type="string">
            <text:p>Описание понятия</text:p>
          </table:table-cell>
          <table:table-cell table:style-name="ce1" office:value-type="string">
            <text:p>Тип данных</text:p>
          </table:table-cell>
          <table:table-cell table:style-name="ce1" office:value-type="string">
            <text:p>Обязательность</text:p>
          </table:table-cell>
        </table:table-row>
        <table:table-row table:style-name="ro2">
          <table:table-cell office:value-type="string">
            <text:p>Заказ</text:p>
          </table:table-cell>
          <table:table-cell office:value-type="string">
            <text:p>ORDER</text:p>
          </table:table-cell>
          <table:table-cell office:value-type="string">
            <text:p>Информация о заказе, сделанном клиентом</text:p>
          </table:table-cell>
          <table:table-cell office:value-type="string">
            <text:p>-</text:p>
          </table:table-cell>
          <table:table-cell office:value-type="string">
            <text:p>Да</text:p>
          </table:table-cell>
        </table:table-row>
        <table:table-row table:style-name="ro3">
          <table:table-cell office:value-type="string">
            <text:p>Клиент</text:p>
          </table:table-cell>
          <table:table-cell office:value-type="string">
            <text:p>CLIENT</text:p>
          </table:table-cell>
          <table:table-cell office:value-type="string">
            <text:p>Физическое лицо или организация, сделавшая заказ</text:p>
          </table:table-cell>
          <table:table-cell office:value-type="string">
            <text:p>-</text:p>
          </table:table-cell>
          <table:table-cell office:value-type="string">
            <text:p>Да</text:p>
          </table:table-cell>
        </table:table-row>
        <table:table-row table:style-name="ro4">
          <table:table-cell office:value-type="string">
            <text:p>Точка выдачи</text:p>
          </table:table-cell>
          <table:table-cell office:value-type="string">
            <text:p>PICKUP_POINT</text:p>
          </table:table-cell>
          <table:table-cell office:value-type="string">
            <text:p>Место, где курьер забирает заказ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Место доставки</text:p>
          </table:table-cell>
          <table:table-cell office:value-type="string">
            <text:p>DELIVERY_LOCATION</text:p>
          </table:table-cell>
          <table:table-cell office:value-type="string">
            <text:p>Адрес, куда необходимо доставить заказ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Курьер</text:p>
          </table:table-cell>
          <table:table-cell office:value-type="string">
            <text:p>COURIER</text:p>
          </table:table-cell>
          <table:table-cell office:value-type="string">
            <text:p>Сотрудник, осуществляющий доставку заказа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  <table:table-row table:style-name="ro5">
          <table:table-cell office:value-type="string">
            <text:p>Диспетчер</text:p>
          </table:table-cell>
          <table:table-cell office:value-type="string">
            <text:p>DISPATCHER</text:p>
          </table:table-cell>
          <table:table-cell office:value-type="string">
            <text:p>Сотрудник, контролирующий работу курьеров и распределяющий заказы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Сроки доставки</text:p>
          </table:table-cell>
          <table:table-cell office:value-type="string">
            <text:p>DELIVERY_TIMES</text:p>
          </table:table-cell>
          <table:table-cell office:value-type="string">
            <text:p>Желаемые сроки доставки заказа</text:p>
          </table:table-cell>
          <table:table-cell office:value-type="string">
            <text:p>Дата/Время</text:p>
          </table:table-cell>
          <table:table-cell office:value-type="string">
            <text:p>Да</text:p>
          </table:table-cell>
        </table:table-row>
        <table:table-row table:style-name="ro5">
          <table:table-cell office:value-type="string">
            <text:p>Статус заказа</text:p>
          </table:table-cell>
          <table:table-cell office:value-type="string">
            <text:p>ORDER_STATUS</text:p>
          </table:table-cell>
          <table:table-cell office:value-type="string">
            <text:p>Текущий статус заказа (например, "В обработке", "В пути", "Доставлен")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Оплата</text:p>
          </table:table-cell>
          <table:table-cell office:value-type="string">
            <text:p>PAYMENT</text:p>
          </table:table-cell>
          <table:table-cell office:value-type="string">
            <text:p>Информация о расчете за доставку заказа</text:p>
          </table:table-cell>
          <table:table-cell office:value-type="string">
            <text:p>Число</text:p>
          </table:table-cell>
          <table:table-cell office:value-type="string">
            <text:p>Да</text:p>
          </table:table-cell>
        </table:table-row>
        <table:table-row table:style-name="ro6">
          <table:table-cell office:value-type="string">
            <text:p>Бухгалтерия</text:p>
          </table:table-cell>
          <table:table-cell office:value-type="string">
            <text:p>ACCOUNTING</text:p>
          </table:table-cell>
          <table:table-cell office:value-type="string">
            <text:p>Система учета финансовых операций и расчетов с поставщиками</text:p>
          </table:table-cell>
          <table:table-cell office:value-type="string">
            <text:p>-</text:p>
          </table:table-cell>
          <table:table-cell office:value-type="string">
            <text:p>Да</text:p>
          </table:table-cell>
        </table:table-row>
        <table:table-row table:style-name="ro7">
          <table:table-cell office:value-type="string">
            <text:p>Личный кабинет курьера</text:p>
          </table:table-cell>
          <table:table-cell office:value-type="string">
            <text:p>COURIER_ACCOUNT</text:p>
          </table:table-cell>
          <table:table-cell office:value-type="string">
            <text:p>Интерфейс для курьеров, отображающий информацию о заказах и начисленной оплате</text:p>
          </table:table-cell>
          <table:table-cell office:value-type="string">
            <text:p>-</text:p>
          </table:table-cell>
          <table:table-cell office:value-type="string">
            <text:p>Да</text:p>
          </table:table-cell>
        </table:table-row>
        <table:table-row table:style-name="ro5">
          <table:table-cell office:value-type="string">
            <text:p>Администратор</text:p>
          </table:table-cell>
          <table:table-cell office:value-type="string">
            <text:p>ADMINISTRATOR</text:p>
          </table:table-cell>
          <table:table-cell office:value-type="string">
            <text:p>Сотрудник, регистрирующий курьеров и назначающий права доступа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</table:table>
      <table:table table:name="Лист2" table:style-name="ta1" table:print="false">
        <table:table-column table:style-name="co4" table:default-cell-style-name="Default"/>
        <table:table-row table:style-name="ro8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0">01/10/2025</text:date>, <text:time>19:18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ина мклина</meta:initial-creator>
    <meta:creation-date>2025-01-10T19:17:37</meta:creation-date>
    <dc:date>2025-01-10T19:18:55</dc:date>
    <dc:creator>алина мклина</dc:creator>
    <meta:editing-duration>PT1M18S</meta:editing-duration>
    <meta:editing-cycles>1</meta:editing-cycles>
    <meta:document-statistic meta:table-count="3" meta:cell-count="65" meta:object-count="0"/>
    <meta:generator>OpenOffice/4.1.14$Unix OpenOffice.org_project/4114m1$Build-9811</meta:generator>
    <meta:user-defined meta:name=""/>
  </office:meta>
</office:document-meta>
</file>